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1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2.196cm"/>
        </style:tab-stops>
      </style:paragraph-properties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gradient" draw:fill-color="#ffffff" draw:fill-gradient-name="Gradient_20_6"/>
      <style:paragraph-properties fo:text-align="center"/>
      <style:text-properties fo: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gradient" draw:fill-color="#ffffff" draw:fill-gradient-name="Gradient_20_7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svg:stroke-color="#000000" draw:fill="gradient" draw:fill-color="#ffffff" draw:fill-gradient-name="Gradient_20_6" fo:min-height="4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7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gradient" draw:fill-color="#ffffff" draw:fill-gradient-name="Gradient_20_7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3" svg:width="20.965cm" svg:height="4.862cm" svg:x="3.036cm" svg:y="-2cm"><draw:text-box><text:p text:style-name="P2"><text:span text:style-name="T1"/></text:p><text:p text:style-name="P2"><text:span text:style-name="T2"/></text:p><text:p text:style-name="P2"><text:span text:style-name="T3">Anthony Moreau <text:s/></text:span><text:span text:style-name="T4">36 ans</text:span></text:p><text:p text:style-name="P2"><text:span text:style-name="T2"/></text:p><text:p text:style-name="P2"><text:span text:style-name="T3">Développeur Web</text:span></text:p><text:p text:style-name="P2"><text:span text:style-name="T2"/></text:p><text:p text:style-name="P2"><text:span text:style-name="T5"/></text:p></draw:text-box></draw:frame><draw:frame text:anchor-type="paragraph" draw:z-index="1" draw:name="Forme2" draw:style-name="gr2" draw:text-style-name="P4" svg:width="7.974cm" svg:height="4.926cm" svg:x="-1.806cm" svg:y="3.214cm"><draw:text-box><text:p><text:span text:style-name="T6">CONTACT </text:span></text:p><text:p/><text:p>Adresse : <text:s text:c="2"/>3, Rue Transparots </text:p><text:p><text:tab/><text:tab/> <text:s text:c="5"/>15000 Aurillac</text:p><text:p/><text:p>Tel : <text:s text:c="10"/>06 44 00 25 87</text:p><text:p/><text:p>Émail  : a82moreau@gmail.com <text:s text:c="4"/></text:p><text:p>Linkedin : <text:s/>Anthony Moreau</text:p><text:p>Github : Anthony Moreau</text:p><text:p>Youtube : Anthony Moreau</text:p></draw:text-box></draw:frame><draw:frame text:anchor-type="paragraph" draw:z-index="2" draw:name="Forme3" draw:style-name="gr3" draw:text-style-name="P6" svg:width="10.716cm" svg:height="3.52cm" svg:x="-1.806cm" svg:y="9.961cm"><draw:text-box><text:p text:style-name="P5"><text:span text:style-name="T6"/></text:p><text:p text:style-name="P5"><text:span text:style-name="T6"/></text:p><text:p text:style-name="P5"><text:span text:style-name="T6"/></text:p></draw:text-box></draw:frame><draw:frame text:anchor-type="paragraph" draw:z-index="3" draw:name="Forme4" draw:style-name="gr4" draw:text-style-name="P8" svg:width="8.309cm" svg:height="7.901cm" svg:x="-1.621cm" svg:y="8.876cm"><draw:text-box><text:p text:style-name="P7"><text:span text:style-name="T7">Compétences professionnelles</text:span></text:p><text:p text:style-name="P7"><text:span text:style-name="T7"/></text:p><text:p text:style-name="P7"><text:span text:style-name="T8">HTML / CSS </text:span></text:p><text:p text:style-name="P7"><text:span text:style-name="T8"/></text:p><text:p text:style-name="P7"><text:span text:style-name="T8"/></text:p><text:p text:style-name="P7"><text:span text:style-name="T8">PHP</text:span></text:p><text:p text:style-name="P7"><text:span text:style-name="T8"/></text:p><text:p text:style-name="P7"><text:span text:style-name="T8"/></text:p><text:p text:style-name="P7"><text:span text:style-name="T8">Ruby</text:span></text:p><text:p text:style-name="P7"><text:span text:style-name="T8"/></text:p><text:p text:style-name="P7"><text:span text:style-name="T8"/></text:p><text:p text:style-name="P7"><text:span text:style-name="T8">JavaScript</text:span></text:p><text:p text:style-name="P7"><text:span text:style-name="T8"/></text:p><text:p text:style-name="P7"><text:span text:style-name="T8"/></text:p><text:p text:style-name="P7"><text:span text:style-name="T8">Python</text:span></text:p><text:p text:style-name="P7"><text:span text:style-name="T8"/></text:p><text:p text:style-name="P7"><text:span text:style-name="T8"/></text:p></draw:text-box></draw:frame><draw:frame text:anchor-type="paragraph" draw:z-index="4" draw:name="Forme5" draw:style-name="gr5" draw:text-style-name="P9" svg:width="8.018cm" svg:height="0.689cm" svg:x="1.078cm" svg:y="9.961cm"><draw:text-box><text:p/></draw:text-box></draw:frame><draw:frame text:anchor-type="paragraph" draw:z-index="5" draw:name="Forme6" draw:style-name="gr6" draw:text-style-name="P10" svg:width="5.61cm" svg:height="0.689cm" svg:x="1.078cm" svg:y="9.961cm"><draw:text-box><text:p/></draw:text-box></draw:frame><draw:frame text:anchor-type="paragraph" draw:z-index="6" draw:name="Forme5" draw:style-name="gr5" draw:text-style-name="P9" svg:width="8.018cm" svg:height="0.689cm" svg:x="1.104cm" svg:y="11.31cm"><draw:text-box><text:p/></draw:text-box></draw:frame><draw:frame text:anchor-type="paragraph" draw:z-index="7" draw:name="Forme6" draw:style-name="gr6" draw:text-style-name="P10" svg:width="4.816cm" svg:height="0.689cm" svg:x="1.104cm" svg:y="11.31cm"><draw:text-box><text:p/></draw:text-box></draw:frame><draw:frame text:anchor-type="paragraph" draw:z-index="8" draw:name="Forme5" draw:style-name="gr5" draw:text-style-name="P9" svg:width="8.018cm" svg:height="0.689cm" svg:x="1.104cm" svg:y="12.792cm"><draw:text-box><text:p/></draw:text-box></draw:frame><draw:frame text:anchor-type="paragraph" draw:z-index="9" draw:name="Forme6" draw:style-name="gr6" draw:text-style-name="P10" svg:width="4.155cm" svg:height="0.689cm" svg:x="1.104cm" svg:y="12.792cm"><draw:text-box><text:p/></draw:text-box></draw:frame><draw:frame text:anchor-type="paragraph" draw:z-index="10" draw:name="Forme5" draw:style-name="gr5" draw:text-style-name="P9" svg:width="8.018cm" svg:height="0.689cm" svg:x="1.051cm" svg:y="13.956cm"><draw:text-box><text:p/></draw:text-box></draw:frame><draw:frame text:anchor-type="paragraph" draw:z-index="11" draw:name="Forme6" draw:style-name="gr6" draw:text-style-name="P10" svg:width="3.678cm" svg:height="0.689cm" svg:x="1.051cm" svg:y="13.956cm"><draw:text-box><text:p/></draw:text-box></draw:frame><draw:frame text:anchor-type="paragraph" draw:z-index="12" draw:name="Forme5" draw:style-name="gr5" draw:text-style-name="P9" svg:width="8.018cm" svg:height="0.689cm" svg:x="0.972cm" svg:y="15.279cm"><draw:text-box><text:p/></draw:text-box></draw:frame><draw:frame text:anchor-type="paragraph" draw:z-index="13" draw:name="Forme6" draw:style-name="gr6" draw:text-style-name="P10" svg:width="3.678cm" svg:height="0.689cm" svg:x="0.972cm" svg:y="15.279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square" draw:cx="50%" draw:cy="50%" draw:start-color="#000000" draw:end-color="#333333" draw:start-intensity="100%" draw:end-intensity="100%" draw:angle="300" draw:border="0%"/>
    <draw:gradient draw:name="Gradient_20_7" draw:display-name="Gradient 7" draw:style="linear" draw:start-color="#000000" draw:end-color="#333333" draw:start-intensity="100%" draw:end-intensity="100%" draw:angle="300" draw:border="0%"/>
    <draw:gradient draw:name="Tango_20_Green" draw:display-name="Tango Green" draw:style="linear" draw:start-color="#000000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28:27.367485625</meta:creation-date>
    <dc:date>2019-04-17T15:41:26.106118269</dc:date>
    <meta:editing-duration>PT28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